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cm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standard">
      <style:graphic-properties draw:fill="solid" draw:fill-color="#99ff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 PL UKai CN" fo:font-size="6pt" style:font-name-asian="AR PL UKai CN" style:font-size-asian="6pt" style:font-size-complex="6pt"/>
    </style:style>
    <style:style style:name="P3" style:family="paragraph">
      <style:text-properties style:font-name="AR PL UKai CN" fo:font-size="6pt" style:font-name-asian="AR PL UKai CN" style:font-size-asian="6pt" style:font-size-complex="6pt"/>
    </style:style>
    <style:style style:name="T1" style:family="text">
      <style:text-properties style:font-name="AR PL UKai CN" fo:font-size="6pt" style:font-name-asian="AR PL UKai CN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0.9cm" svg:height="0.8cm" svg:x="7.2cm" svg:y="3.3cm">
          <text:p text:style-name="P1"><text:span text:style-name="T1">10</text:span></text:p>
          <text:p text:style-name="P1"><text:span text:style-name="T1">开仓请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1cm" svg:height="0.5cm" svg:x="7.1cm" svg:y="1.7cm">
          <text:p text:style-name="P1"><text:span text:style-name="T1">创建新</text:span><text:span text:style-name="T1">EX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7.65cm" svg:y1="2.2cm" svg:x2="7.65cm" svg:y2="3.3cm" draw:start-shape="id1" draw:start-glue-point="2" draw:end-shape="id2" draw:end-glue-point="4" svg:d="M7650 2200v1100" svg:viewBox="0 0 1 1101">
          <text:p/>
        </draw:connector>
        <draw:frame draw:style-name="gr3" draw:text-style-name="P3" draw:layer="layout" svg:width="1cm" svg:height="0.488cm" svg:x="7.7cm" svg:y="2.4cm">
          <draw:text-box>
            <text:p><text:span text:style-name="T1">开仓</text:span></text:p>
          </draw:text-box>
        </draw:frame>
        <draw:custom-shape draw:style-name="gr1" draw:text-style-name="P2" xml:id="id4" draw:id="id4" draw:layer="layout" svg:width="0.9cm" svg:height="0.8cm" svg:x="5cm" svg:y="5.6cm">
          <text:p text:style-name="P1"><text:span text:style-name="T1">11</text:span></text:p>
          <text:p text:style-name="P1"><text:span text:style-name="T1">部分成交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9cm" svg:height="0.8cm" svg:x="9.3cm" svg:y="5.6cm">
          <text:p text:style-name="P1"><text:span text:style-name="T1">12</text:span></text:p>
          <text:p text:style-name="P1"><text:span text:style-name="T1">全部成交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7.969cm" svg:y1="3.983cm" svg:x2="9.75cm" svg:y2="5.6cm" draw:start-shape="id2" draw:start-glue-point="9" draw:end-shape="id3" draw:end-glue-point="4" svg:d="M7969 3983l1781 1617" svg:viewBox="0 0 1782 1618">
          <text:p/>
        </draw:connector>
        <draw:frame draw:style-name="gr3" draw:text-style-name="P3" draw:layer="layout" svg:width="1.8cm" svg:height="0.725cm" svg:x="8.3cm" svg:y="3.875cm">
          <draw:text-box>
            <text:p><text:span text:style-name="T1">收到成交，并且全部成交</text:span></text:p>
          </draw:text-box>
        </draw:frame>
        <draw:connector draw:style-name="gr2" draw:text-style-name="P1" draw:layer="layout" draw:type="line" svg:x1="7.331cm" svg:y1="3.983cm" svg:x2="5.769cm" svg:y2="5.717cm" draw:start-shape="id2" draw:start-glue-point="7" draw:end-shape="id4" draw:end-glue-point="11" svg:d="M7331 3983l-1562 1734" svg:viewBox="0 0 1563 1735">
          <text:p/>
        </draw:connector>
        <draw:frame draw:style-name="gr3" draw:text-style-name="P3" draw:layer="layout" svg:width="1.6cm" svg:height="0.725cm" svg:x="5.6cm" svg:y="4cm">
          <draw:text-box>
            <text:p><text:span text:style-name="T1">收到成交，部分成交</text:span></text:p>
          </draw:text-box>
        </draw:frame>
        <draw:connector draw:style-name="gr2" draw:text-style-name="P1" draw:layer="layout" draw:type="line" svg:x1="5.9cm" svg:y1="6cm" svg:x2="9.3cm" svg:y2="6cm" draw:start-shape="id4" draw:start-glue-point="10" draw:end-shape="id3" draw:end-glue-point="6" svg:d="M5900 6000h3400" svg:viewBox="0 0 3401 1">
          <text:p/>
        </draw:connector>
        <draw:frame draw:style-name="gr3" draw:text-style-name="P3" draw:layer="layout" svg:width="1.8cm" svg:height="0.725cm" svg:x="6.9cm" svg:y="5.376cm">
          <draw:text-box>
            <text:p><text:span text:style-name="T1">收到成交，并且全部成交</text:span></text:p>
          </draw:text-box>
        </draw:frame>
        <draw:custom-shape draw:style-name="gr1" draw:text-style-name="P2" xml:id="id5" draw:id="id5" draw:layer="layout" svg:width="0.9cm" svg:height="0.8cm" svg:x="3.2cm" svg:y="7.7cm">
          <text:p text:style-name="P1"><text:span text:style-name="T1">13</text:span></text:p>
          <text:p text:style-name="P1"><text:span text:style-name="T1">部分成交，</text:span></text:p>
          <text:p text:style-name="P1"><text:span text:style-name="T1">发出撤单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draw:line-skew="-0.436cm" svg:x1="7.2cm" svg:y1="3.7cm" svg:x2="3.2cm" svg:y2="8.1cm" draw:start-shape="id2" draw:start-glue-point="6" draw:end-shape="id5" draw:end-glue-point="6" svg:d="M7200 3700c-7512 0-5512 4400-4000 4400" svg:viewBox="0 0 5428 4401">
          <text:p/>
        </draw:connector>
        <draw:frame draw:style-name="gr4" draw:text-style-name="P3" draw:layer="layout" svg:width="2.5cm" svg:height="1.1cm" svg:x="1.8cm" svg:y="4cm">
          <draw:text-box>
            <text:p><text:span text:style-name="T1">DeltaT</text:span><text:span text:style-name="T1">时间内未成交，并不满足继续开仓条件，</text:span><text:span text:style-name="T1">CancelOpen</text:span></text:p>
          </draw:text-box>
        </draw:frame>
        <draw:connector draw:style-name="gr2" draw:text-style-name="P1" draw:layer="layout" draw:type="line" svg:x1="5.131cm" svg:y1="6.283cm" svg:x2="3.969cm" svg:y2="7.817cm" draw:start-shape="id4" draw:start-glue-point="7" draw:end-shape="id5" draw:end-glue-point="11" svg:d="M5131 6283l-1162 1534" svg:viewBox="0 0 1163 1535">
          <text:p/>
        </draw:connector>
        <draw:frame draw:style-name="gr3" draw:text-style-name="P3" draw:layer="layout" svg:width="2.5cm" svg:height="0.962cm" svg:x="4.287cm" svg:y="6.233cm">
          <draw:text-box>
            <text:p><text:span text:style-name="T1">DeltaT</text:span><text:span text:style-name="T1">时间内未成交，并不满足继续开仓条件，</text:span><text:span text:style-name="T1">CancelOpen</text:span></text:p>
          </draw:text-box>
        </draw:frame>
        <draw:custom-shape draw:style-name="gr1" draw:text-style-name="P2" xml:id="id6" draw:id="id6" draw:layer="layout" svg:width="0.9cm" svg:height="0.8cm" svg:x="3.8cm" svg:y="10.5cm">
          <text:p text:style-name="P1"><text:span text:style-name="T1">14</text:span></text:p>
          <text:p text:style-name="P1"><text:span text:style-name="T1">无成交</text:span></text:p>
          <text:p text:style-name="P1"><text:span text:style-name="T1">撤单成功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65cm" svg:y1="8.5cm" svg:x2="4.25cm" svg:y2="10.5cm" draw:start-shape="id5" draw:start-glue-point="8" draw:end-shape="id6" draw:end-glue-point="4" svg:d="M3650 8500l600 2000" svg:viewBox="0 0 601 2001">
          <text:p/>
        </draw:connector>
        <draw:frame draw:style-name="gr3" draw:text-style-name="P3" draw:layer="layout" svg:width="2.113cm" svg:height="0.725cm" svg:x="2.7cm" svg:y="9.175cm">
          <draw:text-box>
            <text:p><text:span text:style-name="T1">收到撤单回报，并且成交量</text:span><text:span text:style-name="T1">= 0</text:span></text:p>
          </draw:text-box>
        </draw:frame>
        <draw:custom-shape draw:style-name="gr1" draw:text-style-name="P2" xml:id="id7" draw:id="id7" draw:layer="layout" svg:width="0.9cm" svg:height="0.8cm" svg:x="8.3cm" svg:y="7.7cm">
          <text:p text:style-name="P1"><text:span text:style-name="T1">15</text:span></text:p>
          <text:p text:style-name="P1"><text:span text:style-name="T1">部分成交</text:span></text:p>
          <text:p text:style-name="P1"><text:span text:style-name="T1">撤单成功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1cm" svg:y1="8.1cm" svg:x2="8.3cm" svg:y2="8.1cm" draw:start-shape="id5" draw:start-glue-point="10" draw:end-shape="id7" draw:end-glue-point="6" svg:d="M4100 8100h4200" svg:viewBox="0 0 4201 1">
          <text:p/>
        </draw:connector>
        <draw:frame draw:style-name="gr3" draw:text-style-name="P3" draw:layer="layout" svg:width="2.113cm" svg:height="0.962cm" svg:x="5.201cm" svg:y="7.676cm">
          <draw:text-box>
            <text:p><text:span text:style-name="T1">收到撤单回报，并且成交量</text:span><text:span text:style-name="T1">&gt; 0</text:span></text:p>
            <text:p><text:span text:style-name="T1">并且 </text:span><text:span text:style-name="T1">&lt; </text:span><text:span text:style-name="T1">开仓量</text:span></text:p>
          </draw:text-box>
        </draw:frame>
        <draw:custom-shape draw:style-name="gr1" draw:text-style-name="P2" xml:id="id8" draw:id="id8" draw:layer="layout" svg:width="0.9cm" svg:height="0.8cm" svg:x="7.102cm" svg:y="10.102cm">
          <text:p text:style-name="P1"><text:span text:style-name="T1">16</text:span></text:p>
          <text:p text:style-name="P1"><text:span text:style-name="T1">全部成交</text:span></text:p>
          <text:p text:style-name="P1"><text:span text:style-name="T1">撤单未返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0.9cm" svg:height="0.8cm" svg:x="10.1cm" svg:y="10.1cm">
          <text:p text:style-name="P1"><text:span text:style-name="T1">17</text:span></text:p>
          <text:p text:style-name="P1"><text:span text:style-name="T1">全部成交</text:span></text:p>
          <text:p text:style-name="P1"><text:span text:style-name="T1">撤单失败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969cm" svg:y1="8.383cm" svg:x2="7.102cm" svg:y2="10.502cm" draw:start-shape="id5" draw:start-glue-point="9" draw:end-shape="id8" draw:end-glue-point="6" svg:d="M3969 8383l3133 2119" svg:viewBox="0 0 3134 2120">
          <text:p/>
        </draw:connector>
        <draw:frame draw:style-name="gr3" draw:text-style-name="P3" draw:layer="layout" svg:width="2.399cm" svg:height="0.725cm" svg:x="5.501cm" svg:y="9.176cm">
          <draw:text-box>
            <text:p><text:span text:style-name="T1">收到成交回报，并且成交量</text:span><text:span text:style-name="T1">= </text:span><text:span text:style-name="T1">开仓量</text:span></text:p>
          </draw:text-box>
        </draw:frame>
        <draw:connector draw:style-name="gr2" draw:text-style-name="P1" draw:layer="layout" draw:type="line" svg:x1="8.002cm" svg:y1="10.502cm" svg:x2="10.1cm" svg:y2="10.5cm" draw:start-shape="id8" draw:start-glue-point="10" draw:end-shape="id9" draw:end-glue-point="6" svg:d="M8002 10502l2098-2" svg:viewBox="0 0 2099 3">
          <text:p/>
        </draw:connector>
        <draw:frame draw:style-name="gr3" draw:text-style-name="P3" draw:layer="layout" svg:width="2.113cm" svg:height="0.725cm" svg:x="8.087cm" svg:y="10.7cm">
          <draw:text-box>
            <text:p><text:span text:style-name="T1">收到撤单回报，撤单失败</text:span></text:p>
          </draw:text-box>
        </draw:frame>
        <draw:custom-shape draw:style-name="gr5" draw:text-style-name="P2" xml:id="id10" draw:id="id10" draw:layer="layout" svg:width="0.9cm" svg:height="0.8cm" svg:x="11.3cm" svg:y="7cm">
          <text:p text:style-name="P1"><text:span text:style-name="T1">20</text:span></text:p>
          <text:p text:style-name="P1"><text:span text:style-name="T1">限价平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869cm" svg:y1="10.217cm" svg:x2="11.431cm" svg:y2="7.683cm" draw:start-shape="id9" draw:start-glue-point="11" draw:end-shape="id10" draw:end-glue-point="7" svg:d="M10869 10217l562-2534" svg:viewBox="0 0 563 2535">
          <text:p/>
        </draw:connector>
        <draw:connector draw:style-name="gr2" draw:text-style-name="P1" draw:layer="layout" draw:type="line" svg:x1="9.069cm" svg:y1="7.817cm" svg:x2="11.3cm" svg:y2="7.4cm" draw:start-shape="id7" draw:start-glue-point="11" draw:end-shape="id10" draw:end-glue-point="6" svg:d="M9069 7817l2231-417" svg:viewBox="0 0 2232 418">
          <text:p/>
        </draw:connector>
        <draw:frame draw:style-name="gr3" draw:text-style-name="P3" draw:layer="layout" svg:width="2cm" svg:height="0.725cm" svg:x="10.3cm" svg:y="5.8cm">
          <draw:text-box>
            <text:p><text:span text:style-name="T1">收到新</text:span><text:span text:style-name="T1">Tick</text:span><text:span text:style-name="T1">后立即限价平仓</text:span></text:p>
          </draw:text-box>
        </draw:frame>
        <draw:frame draw:style-name="gr3" draw:text-style-name="P3" draw:layer="layout" svg:width="1.6cm" svg:height="0.725cm" svg:x="9.3cm" svg:y="6.975cm">
          <draw:text-box>
            <text:p><text:span text:style-name="T1">DeltaTick</text:span><text:span text:style-name="T1">后限价平仓</text:span></text:p>
          </draw:text-box>
        </draw:frame>
        <draw:frame draw:style-name="gr3" draw:text-style-name="P3" draw:layer="layout" svg:width="2cm" svg:height="0.725cm" svg:x="10.2cm" svg:y="8.775cm">
          <draw:text-box>
            <text:p><text:span text:style-name="T1">收到新</text:span><text:span text:style-name="T1">Tick</text:span><text:span text:style-name="T1">后立即限价平仓</text:span></text:p>
          </draw:text-box>
        </draw:frame>
        <draw:custom-shape draw:style-name="gr5" draw:text-style-name="P2" xml:id="id11" draw:id="id11" draw:layer="layout" svg:width="0.9cm" svg:height="0.8cm" svg:x="13.5cm" svg:y="4cm">
          <text:p text:style-name="P1"><text:span text:style-name="T1">21</text:span></text:p>
          <text:p text:style-name="P1"><text:span text:style-name="T1">限价平仓</text:span></text:p>
          <text:p text:style-name="P1"><text:span text:style-name="T1">部分成交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10.2cm" svg:y1="6cm" svg:x2="11.431cm" svg:y2="7.117cm" draw:start-shape="id3" draw:start-glue-point="10" draw:end-shape="id10" draw:end-glue-point="5" svg:d="M10200 6000l1231 1117" svg:viewBox="0 0 1232 1118">
          <text:p/>
        </draw:connector>
        <draw:custom-shape draw:style-name="gr5" draw:text-style-name="P2" xml:id="id12" draw:id="id12" draw:layer="layout" svg:width="0.9cm" svg:height="0.8cm" svg:x="16.2cm" svg:y="4cm">
          <text:p text:style-name="P1"><text:span text:style-name="T1">22</text:span></text:p>
          <text:p text:style-name="P1"><text:span text:style-name="T1">限价平仓</text:span></text:p>
          <text:p text:style-name="P1"><text:span text:style-name="T1">全部成交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6cm" svg:height="0.725cm" svg:x="12.1cm" svg:y="5.575cm">
          <draw:text-box>
            <text:p><text:span text:style-name="T1">收到成交，部分成交</text:span></text:p>
          </draw:text-box>
        </draw:frame>
        <draw:connector draw:style-name="gr2" draw:text-style-name="P1" draw:layer="layout" draw:type="line" svg:x1="12.069cm" svg:y1="7.117cm" svg:x2="13.631cm" svg:y2="4.683cm" draw:start-shape="id10" draw:start-glue-point="11" draw:end-shape="id11" draw:end-glue-point="7" svg:d="M12069 7117l1562-2434" svg:viewBox="0 0 1563 2435">
          <text:p/>
        </draw:connector>
        <draw:connector draw:style-name="gr2" draw:text-style-name="P1" draw:layer="layout" draw:type="curve" svg:x1="11.75cm" svg:y1="7cm" svg:x2="16.65cm" svg:y2="4cm" draw:start-shape="id10" draw:start-glue-point="4" draw:end-shape="id12" draw:end-glue-point="4" svg:d="M11750 7000c0-5251 4900-3751 4900-3000" svg:viewBox="0 0 4901 3789">
          <text:p/>
        </draw:connector>
        <draw:frame draw:style-name="gr3" draw:text-style-name="P3" draw:layer="layout" svg:width="1.8cm" svg:height="0.725cm" svg:x="12.8cm" svg:y="2.376cm">
          <draw:text-box>
            <text:p><text:span text:style-name="T1">收到成交，并且全部成交</text:span></text:p>
          </draw:text-box>
        </draw:frame>
        <draw:connector draw:style-name="gr2" draw:text-style-name="P1" draw:layer="layout" draw:type="line" svg:x1="14.4cm" svg:y1="4.4cm" svg:x2="16.2cm" svg:y2="4.4cm" draw:start-shape="id11" draw:start-glue-point="10" draw:end-shape="id12" draw:end-glue-point="6" svg:d="M14400 4400h1800" svg:viewBox="0 0 1801 1">
          <text:p/>
        </draw:connector>
        <draw:frame draw:style-name="gr3" draw:text-style-name="P3" draw:layer="layout" svg:width="1.8cm" svg:height="0.725cm" svg:x="14.3cm" svg:y="3.777cm">
          <draw:text-box>
            <text:p><text:span text:style-name="T1">收到成交，并且全部成交</text:span></text:p>
          </draw:text-box>
        </draw:frame>
        <draw:custom-shape draw:style-name="gr5" draw:text-style-name="P2" xml:id="id13" draw:id="id13" draw:layer="layout" svg:width="0.9cm" svg:height="0.8cm" svg:x="13.502cm" svg:y="7.002cm">
          <text:p text:style-name="P1"><text:span text:style-name="T1">23</text:span></text:p>
          <text:p text:style-name="P1"><text:span text:style-name="T1">部分成交</text:span></text:p>
          <text:p text:style-name="P1"><text:span text:style-name="T1">发出撤单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13.95cm" svg:y1="4.8cm" svg:x2="13.952cm" svg:y2="7.002cm" draw:start-shape="id11" draw:start-glue-point="8" draw:end-shape="id13" draw:end-glue-point="4" svg:d="M13950 4800l2 2202" svg:viewBox="0 0 3 2203">
          <text:p/>
        </draw:connector>
        <draw:frame draw:style-name="gr3" draw:text-style-name="P3" draw:layer="layout" svg:width="2.5cm" svg:height="0.962cm" svg:x="13.387cm" svg:y="5.533cm">
          <draw:text-box>
            <text:p><text:span text:style-name="T1">DeltaT</text:span><text:span text:style-name="T1">时间内未成交，并不满足继续开仓条件，</text:span><text:span text:style-name="T1">CancelOp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UKai CN" svg:font-family="'AR PL UKai CN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7T21:45:03.304072901</meta:creation-date>
    <dc:date>2014-05-08T09:47:54.835717731</dc:date>
    <meta:editing-duration>PT2H7M56S</meta:editing-duration>
    <meta:editing-cycles>21</meta:editing-cycles>
    <meta:generator>LibreOffice/4.2.3.3$Linux_X86_64 LibreOffice_project/420m0$Build-3</meta:generator>
    <meta:document-statistic meta:object-count="47"/>
  </office:meta>
</office:document-meta>
</file>